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m 2 java<text:s/></text:p>
      <text:p text:style-name="Normal"/>
      <text:p text:style-name="Normal">Ex 1:<text:s/></text:p>
      <text:p text:style-name="Normal">import java.io.BufferedReader;</text:p>
      <text:p text:style-name="Normal">import java.io.IOException;</text:p>
      <text:p text:style-name="Normal">import java.io.InputStreamReader;</text:p>
      <text:p text:style-name="Normal"/>
      <text:p text:style-name="Normal">public class VectorElementePare {</text:p>
      <text:p text:style-name="Normal"/>
      <text:p text:style-name="Normal"><text:s text:c="4"/></text:p>
      <text:p text:style-name="Normal"><text:s text:c="4"/>public static int[] citireVector(int dimensiune, BufferedReader reader) throws IOException {</text:p>
      <text:p text:style-name="Normal"><text:s text:c="8"/>int[] vector = new int[dimensiune];</text:p>
      <text:p text:style-name="Normal"><text:s text:c="8"/>for (int i = 0; i &lt; dimensiune; i++) {</text:p>
      <text:p text:style-name="Normal"><text:s text:c="12"/>System.out.print("Elementul [" + i + "]: ");</text:p>
      <text:p text:style-name="Normal"><text:s text:c="12"/>vector[i] = Integer.parseInt(reader.readLine());</text:p>
      <text:p text:style-name="Normal"><text:s text:c="8"/>}</text:p>
      <text:p text:style-name="Normal"><text:s text:c="8"/>return vector;</text:p>
      <text:p text:style-name="Normal"><text:s text:c="4"/>}</text:p>
      <text:p text:style-name="Normal"/>
      <text:p text:style-name="Normal"><text:s text:c="4"/></text:p>
      <text:p text:style-name="Normal"><text:s text:c="4"/>public static int sumaElementePare(int[] vector) {</text:p>
      <text:p text:style-name="Normal"><text:s text:c="8"/>int suma = 0;</text:p>
      <text:p text:style-name="Normal"><text:s text:c="8"/>System.out.print("Elemente pare din vector: ");</text:p>
      <text:p text:style-name="Normal"><text:s text:c="8"/>boolean existaPare = false;</text:p>
      <text:p text:style-name="Normal"/>
      <text:p text:style-name="Normal"><text:s text:c="8"/>for (int numar : vector) {</text:p>
      <text:p text:style-name="Normal"><text:s text:c="12"/>if (numar % 2 == 0) {</text:p>
      <text:soft-page-break/>
      <text:p text:style-name="Normal"><text:s text:c="16"/>System.out.print(numar + " ");</text:p>
      <text:p text:style-name="Normal"><text:s text:c="16"/>suma += numar;</text:p>
      <text:p text:style-name="Normal"><text:s text:c="16"/>existaPare = true;</text:p>
      <text:p text:style-name="Normal"><text:s text:c="12"/>}</text:p>
      <text:p text:style-name="Normal"><text:s text:c="8"/>}</text:p>
      <text:p text:style-name="Normal"/>
      <text:p text:style-name="Normal"><text:s text:c="8"/>if (!existaPare) {</text:p>
      <text:p text:style-name="Normal"><text:s text:c="12"/>System.out.print("Nu există elemente pare.");</text:p>
      <text:p text:style-name="Normal"><text:s text:c="8"/>}</text:p>
      <text:p text:style-name="Normal"><text:s text:c="8"/>System.out.println();<text:s/></text:p>
      <text:p text:style-name="Normal"><text:s text:c="8"/>return suma;</text:p>
      <text:p text:style-name="Normal"><text:s text:c="4"/>}</text:p>
      <text:p text:style-name="Normal"/>
      <text:p text:style-name="Normal"><text:s text:c="4"/>public static void main(String[] args) {</text:p>
      <text:p text:style-name="Normal"><text:s text:c="8"/>BufferedReader reader = new BufferedReader(new InputStreamReader(System.in));</text:p>
      <text:p text:style-name="Normal"/>
      <text:p text:style-name="Normal"><text:s text:c="8"/>try {</text:p>
      <text:p text:style-name="Normal"><text:s text:c="12"/>System.out.print("Introduceți dimensiunea vectorului: ");</text:p>
      <text:p text:style-name="Normal"><text:s text:c="12"/>int dim = Integer.parseInt(reader.readLine());</text:p>
      <text:p text:style-name="Normal"/>
      <text:p text:style-name="Normal"><text:s text:c="12"/>if (dim &lt;= 0) {</text:p>
      <text:p text:style-name="Normal"><text:s text:c="16"/>System.out.println("Dimensiunea trebuie să fie un număr pozitiv.");</text:p>
      <text:p text:style-name="Normal"><text:s text:c="16"/>return;</text:p>
      <text:p text:style-name="Normal"><text:s text:c="12"/>}</text:p>
      <text:p text:style-name="Normal"/>
      <text:p text:style-name="Normal"><text:s text:c="12"/></text:p>
      <text:p text:style-name="Normal"><text:s text:c="12"/>int[] vector = citireVector(dim, reader);</text:p>
      <text:p text:style-name="Normal"/>
      <text:soft-page-break/>
      <text:p text:style-name="Normal"><text:s text:c="12"/></text:p>
      <text:p text:style-name="Normal"><text:s text:c="12"/>int sumaPare = sumaElementePare(vector);</text:p>
      <text:p text:style-name="Normal"><text:s text:c="12"/>System.out.println("Suma elementelor pare: " + sumaPare);</text:p>
      <text:p text:style-name="Normal"/>
      <text:p text:style-name="Normal"><text:s text:c="8"/>} catch (NumberFormatException e) {</text:p>
      <text:p text:style-name="Normal"><text:s text:c="12"/>System.out.println("Ați introdus un număr invalid.");</text:p>
      <text:p text:style-name="Normal"><text:s text:c="8"/>} catch (IOException e) {</text:p>
      <text:p text:style-name="Normal"><text:s text:c="12"/>System.out.println("Eroare la citirea de la tastatură.");</text:p>
      <text:p text:style-name="Normal"><text:s text:c="8"/>}</text:p>
      <text:p text:style-name="Normal"><text:s text:c="4"/>}</text:p>
      <text:p text:style-name="Normal">} <text:s text:c="3"/></text:p>
      <text:p text:style-name="Normal"/>
      <text:p text:style-name="Normal">Ex 2:<text:s/></text:p>
      <text:p text:style-name="Normal">import java.io.BufferedReader;</text:p>
      <text:p text:style-name="Normal">import java.io.IOException;</text:p>
      <text:p text:style-name="Normal">import java.io.InputStreamReader;</text:p>
      <text:p text:style-name="Normal"/>
      <text:p text:style-name="Normal">public class CifreMaxMin {</text:p>
      <text:p text:style-name="Normal"><text:s text:c="4"/>public static void main(String[] args) {</text:p>
      <text:p text:style-name="Normal"><text:s text:c="8"/>BufferedReader reader = new BufferedReader(new InputStreamReader(System.in));</text:p>
      <text:p text:style-name="Normal"/>
      <text:p text:style-name="Normal"><text:s text:c="8"/>try {</text:p>
      <text:p text:style-name="Normal"><text:s text:c="12"/>System.out.print("Introduceți un număr natural: ");</text:p>
      <text:p text:style-name="Normal"><text:s text:c="12"/>String input = reader.readLine();</text:p>
      <text:p text:style-name="Normal"/>
      <text:p text:style-name="Normal"><text:s text:c="12"/></text:p>
      <text:p text:style-name="Normal"><text:s text:c="12"/>if (!input.matches("\\d+")) {</text:p>
      <text:p text:style-name="Normal"><text:s text:c="16"/>System.out.println("Valoarea introdusă nu este un număr natural valid.");</text:p>
      <text:soft-page-break/>
      <text:p text:style-name="Normal"><text:s text:c="16"/>return;</text:p>
      <text:p text:style-name="Normal"><text:s text:c="12"/>}</text:p>
      <text:p text:style-name="Normal"/>
      <text:p text:style-name="Normal"><text:s text:c="12"/>int numar = Integer.parseInt(input); <text:s/></text:p>
      <text:p text:style-name="Normal"><text:s text:c="12"/></text:p>
      <text:p text:style-name="Normal"><text:s text:c="12"/>int cifraMax = 0;</text:p>
      <text:p text:style-name="Normal"><text:s text:c="12"/>int cifraMin = 9;</text:p>
      <text:p text:style-name="Normal"/>
      <text:p text:style-name="Normal"><text:s text:c="12"/>while (numar &gt; 0) {</text:p>
      <text:p text:style-name="Normal"><text:s text:c="16"/>int cifra = numar % 10;</text:p>
      <text:p text:style-name="Normal"><text:s text:c="16"/>if (cifra &gt; cifraMax) cifraMax = cifra;</text:p>
      <text:p text:style-name="Normal"><text:s text:c="16"/>if (cifra &lt; cifraMin) cifraMin = cifra;</text:p>
      <text:p text:style-name="Normal"><text:s text:c="16"/>numar /= 10;</text:p>
      <text:p text:style-name="Normal"><text:s text:c="12"/>}</text:p>
      <text:p text:style-name="Normal"/>
      <text:p text:style-name="Normal"><text:s text:c="12"/>System.out.println("Cifra maximă: " + cifraMax);</text:p>
      <text:p text:style-name="Normal"><text:s text:c="12"/>System.out.println("Cifra minimă: " + cifraMin);</text:p>
      <text:p text:style-name="Normal"/>
      <text:p text:style-name="Normal"><text:s text:c="8"/>} catch (IOException e) {</text:p>
      <text:p text:style-name="Normal"><text:s text:c="12"/>System.out.println("Eroare la citirea de la tastatură.");</text:p>
      <text:p text:style-name="Normal"><text:s text:c="8"/>}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olache, Amalia-Georgiana</meta:initial-creator>
    <dc:creator>Manolache, Amalia-Georgiana</dc:creator>
    <meta:creation-date>2025-10-13T17:15:00Z</meta:creation-date>
    <dc:date>2025-10-13T17:20:00Z</dc:date>
    <meta:template xlink:href="Normal" xlink:type="simple"/>
    <meta:editing-cycles>1</meta:editing-cycles>
    <meta:editing-duration>PT120S</meta:editing-duration>
    <meta:document-statistic meta:page-count="4" meta:paragraph-count="6" meta:word-count="458" meta:character-count="3066" meta:row-count="21" meta:non-whitespace-character-count="2614"/>
  </office:meta>
</office:document-meta>
</file>